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4pt" officeooo:rsid="00191d0e" officeooo:paragraph-rsid="00191d0e" style:font-size-asian="44pt" style:font-size-complex="44pt"/>
    </style:style>
    <style:style style:name="P2" style:family="paragraph" style:parent-style-name="Standard">
      <style:text-properties fo:font-size="24pt" officeooo:rsid="00191d0e" officeooo:paragraph-rsid="00191d0e" style:font-size-asian="24pt" style:font-size-complex="24pt"/>
    </style:style>
    <style:style style:name="P3" style:family="paragraph" style:parent-style-name="Standard">
      <style:text-properties fo:font-size="24pt" officeooo:rsid="001addb1" officeooo:paragraph-rsid="001addb1" style:font-size-asian="24pt" style:font-size-complex="24pt"/>
    </style:style>
    <style:style style:name="T1" style:family="text">
      <style:text-properties officeooo:rsid="001addb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ddb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3"/>RESUME</text:p>
      <text:p text:style-name="P2"/>
      <text:p text:style-name="P2"><text:span text:style-name="T2">Name</text:span>:Anugraha Siju</text:p>
      <text:p text:style-name="P2"><text:span text:style-name="T2">Age</text:span>:18</text:p>
      <text:p text:style-name="P2"><text:span text:style-name="T2">sex</text:span>:Female</text:p>
      <text:p text:style-name="P2"><text:span text:style-name="T2">Address</text:span>:Kerala,India</text:p>
      <text:p text:style-name="P2"><text:span text:style-name="T2">Gmail:</text:span><text:a xlink:type="simple" xlink:href="mailto:anugrahasiju1@gmail.com" text:style-name="Internet_20_link" text:visited-style-name="Visited_20_Internet_20_Link">anugrahasiju1@gmail.com</text:a></text:p>
      <text:p text:style-name="P2"><text:span text:style-name="T2">Marital status</text:span>:Bachelor</text:p>
      <text:p text:style-name="P2"><text:span text:style-name="T3">Qualification</text:span>: Bachelor of Technology-Electronics and Biomedical Engineering</text:p>
      <text:p text:style-name="P3"><text:span text:style-name="T2">Languages</text:span>:Malayalam,English,Hindi</text:p>
      <text:p text:style-name="P2"><text:s text:c="38"/></text:p>
      <text:p text:style-name="P2"/>
      <text:p text:style-name="P2"><text:s text:c="15"/></text:p>
      <text:p text:style-name="P2"><text:s text:c="6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11:03:09.248323386</meta:creation-date>
    <dc:date>2025-03-21T11:20:28.924599934</dc:date>
    <meta:editing-duration>PT5M49S</meta:editing-duration>
    <meta:editing-cycles>1</meta:editing-cycles>
    <meta:document-statistic meta:table-count="0" meta:image-count="0" meta:object-count="0" meta:page-count="1" meta:paragraph-count="12" meta:word-count="17" meta:character-count="349" meta:non-whitespace-character-count="213"/>
    <meta:generator>LibreOffice/7.3.7.2$Linux_X86_64 LibreOffice_project/30$Build-2</meta:generator>
  </office:meta>
</office:document-meta>
</file>